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text-properties fo:font-size="12pt" fo:font-style="italic" style:font-size-asian="12pt" style:font-style-asian="italic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margin-left="0cm" fo:margin-right="0cm" fo:text-indent="1.249cm" style:auto-text-indent="false"/>
    </style:style>
    <style:style style:name="T1" style:family="text">
      <style:text-properties fo:color="#ff0000" fo:font-size="22pt" style:font-size-asian="22pt"/>
    </style:style>
    <style:style style:name="T2" style:family="text">
      <style:text-properties fo:color="#ff0000" fo:font-size="18pt" style:font-size-asian="18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5" style:family="text">
      <style:text-properties fo:font-size="12pt" fo:font-style="italic" style:font-size-asian="12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Géométrie osseuse <text:line-break/></text:span><text:span text:style-name="T2">(macro architecture)</text:span></text:h>
      <text:p text:style-name="Standard"/>
      <text:p text:style-name="Standard"/>
      <text:p text:style-name="P4"><text:span text:style-name="T3">Malgré son aspect « désordonné », l’os spongieux a une architecture soumise aux contraintes mécaniques et est très solides </text:span></text:p>
      <text:p text:style-name="Standard"><text:span text:style-name="T4">Exemple</text:span><text:span text:style-name="T5"> : col du fémur</text:span></text:p>
      <text:p text:style-name="P2"><text:bookmark text:name="_GoBack"/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2</meta:editing-cycles>
    <meta:creation-date>2014-09-10T09:20:00</meta:creation-date>
    <dc:date>2014-09-10T09:25:00</dc:date>
    <meta:editing-duration>PT5M</meta:editing-duration>
    <meta:generator>LibreOffice/5.1.5.2$MacOSX_X86_64 LibreOffice_project/7a864d8825610a8c07cfc3bc01dd4fce6a9447e5</meta:generator>
    <meta:document-statistic meta:table-count="0" meta:image-count="0" meta:object-count="0" meta:page-count="1" meta:paragraph-count="3" meta:word-count="28" meta:character-count="184" meta:non-whitespace-character-count="157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